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9.077cm" table:align="left"/>
    </style:style>
    <style:style style:name="Table1.A" style:family="table-column">
      <style:table-column-properties style:column-width="3.792cm"/>
    </style:style>
    <style:style style:name="Table1.B" style:family="table-column">
      <style:table-column-properties style:column-width="5.285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 style:list-style-name="L1">
      <style:paragraph-properties style:writing-mode="lr-tb"/>
    </style:style>
    <style:style style:name="P2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3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4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5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6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7" style:family="paragraph" style:parent-style-name="Preformatted_20_Text">
      <style:paragraph-properties style:writing-mode="lr-tb"/>
    </style:style>
    <style:style style:name="P8" style:family="paragraph" style:parent-style-name="Preformatted_20_Text">
      <style:paragraph-properties fo:margin-top="0cm" fo:margin-bottom="0.499cm" style:contextual-spacing="false" style:writing-mode="lr-tb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No HTML, <text:span text:style-name="Strong_20_Emphasis">a “tag” serve para marcar e dar significado ao conteúdo da página</text:span>. Cada tag indica ao navegador <text:span text:style-name="Strong_20_Emphasis">o que é aquele conteúdo e como ele deve ser exibido ou interpretado</text:span>.</text:p>
      <text:h text:style-name="Heading_20_3" text:outline-level="3">Para que servem as tags HTML?</text:h>
      <text:p text:style-name="Text_20_body">As tags são usadas para:</text:p>
      <text:list text:style-name="L1">
        <text:list-item>
          <text:p text:style-name="P9"><text:span text:style-name="Strong_20_Emphasis">Estruturar a página</text:span></text:p>
          <text:list>
            <text:list-item>
              <text:p text:style-name="P9">Ex.: títulos, parágrafos, listas, seções</text:p>
            </text:list-item>
          </text:list>
          <text:p text:style-name="P3"><text:span text:style-name="Source_20_Text">&lt;h1&gt;Título&lt;/h1&gt;</text:span></text:p>
          <text:p text:style-name="P2"><text:span text:style-name="Source_20_Text">&lt;p&gt;Parágrafo&lt;/p&gt;</text:span></text:p>
        </text:list-item>
        <text:list-item>
          <text:p text:style-name="P9"><text:span text:style-name="Strong_20_Emphasis">Formatar o conteúdo</text:span></text:p>
          <text:list>
            <text:list-item>
              <text:p text:style-name="P9">Ex.: negrito, itálico, links</text:p>
            </text:list-item>
          </text:list>
          <text:p text:style-name="P3"><text:span text:style-name="Source_20_Text">&lt;strong&gt;Negrito&lt;/strong&gt;</text:span></text:p>
          <text:p text:style-name="P1"><text:span text:style-name="Source_20_Text">&lt;em&gt;Itálico&lt;/em&gt;</text:span></text:p>
          <text:p text:style-name="P2"><text:span text:style-name="Source_20_Text">&lt;a href="#"&gt;Link&lt;/a&gt;</text:span></text:p>
        </text:list-item>
        <text:list-item>
          <text:p text:style-name="P9"><text:span text:style-name="Strong_20_Emphasis">Inserir elementos</text:span></text:p>
          <text:list>
            <text:list-item>
              <text:p text:style-name="P9">Ex.: imagens, vídeos, formulários</text:p>
            </text:list-item>
          </text:list>
          <text:p text:style-name="P3"><text:span text:style-name="Source_20_Text">&lt;img src="foto.jpg"&gt;</text:span></text:p>
          <text:p text:style-name="P2"><text:span text:style-name="Source_20_Text">&lt;input type="text"&gt;</text:span></text:p>
        </text:list-item>
        <text:list-item>
          <text:p text:style-name="P9"><text:span text:style-name="Strong_20_Emphasis">Dar significado semântico (SEO e acessibilidade)</text:span></text:p>
          <text:list>
            <text:list-item>
              <text:p text:style-name="P9">Ajuda buscadores e leitores de tela</text:p>
            </text:list-item>
          </text:list>
          <text:p text:style-name="P4"><text:span text:style-name="Source_20_Text">&lt;header&gt;, &lt;nav&gt;, &lt;main&gt;, &lt;article&gt;, &lt;footer&gt;</text:span></text:p>
        </text:list-item>
        <text:list-item>
          <text:p text:style-name="P9"><text:span text:style-name="Strong_20_Emphasis">Permitir interação com CSS e JavaScript</text:span></text:p>
          <text:list>
            <text:list-item>
              <text:p text:style-name="P9">CSS estiliza as tags</text:p>
            </text:list-item>
            <text:list-item>
              <text:p text:style-name="P9">JavaScript manipula as tags</text:p>
            </text:list-item>
          </text:list>
        </text:list-item>
      </text:list>
      <text:h text:style-name="Heading_20_3" text:outline-level="3">Estrutura básica de uma tag</text:h>
      <text:p text:style-name="P6"><text:span text:style-name="Source_20_Text">&lt;tag&gt;conteúdo&lt;/tag&gt;</text:span></text:p>
      <text:p text:style-name="Text_20_body">Algumas não têm fechamento:</text:p>
      <text:p text:style-name="P5"><text:span text:style-name="Source_20_Text">&lt;img&gt;</text:span></text:p>
      <text:p text:style-name="P7"><text:span text:style-name="Source_20_Text">&lt;br&gt;</text:span></text:p>
      <text:p text:style-name="P8"><text:span text:style-name="Source_20_Text">&lt;input&gt;</text:span></text:p>
      <text:h text:style-name="Heading_20_3" text:outline-level="3">Resumo</text:h>
      <text:p text:style-name="Text_20_body">👉 <text:span text:style-name="Strong_20_Emphasis">Cada tag HTML tem uma função específica</text:span><text:line-break/>👉 Elas organizam, descrevem e exibem o conteúdo da página<text:line-break/>👉 Sem tags, o navegador não sabe como mostrar o site</text:p>
      <text:p text:style-name="Text_20_body">Se quiser, posso te explicar <text:span text:style-name="Strong_20_Emphasis">tag por tag</text:span> ou te mostrar um <text:span text:style-name="Strong_20_Emphasis">exemplo de página completa</text:span> 😊</text:p>
      <text:p text:style-name="Text_20_body"><text:soft-page-break/>paragrafo e quebra de linha</text:p>
      <text:p text:style-name="Text_20_body">Em HTML, <text:span text:style-name="Strong_20_Emphasis">parágrafo</text:span> e <text:span text:style-name="Strong_20_Emphasis">quebra de linha</text:span> são coisas diferentes e usam tags diferentes 👇</text:p>
      <text:p text:style-name="Horizontal_20_Line"/>
      <text:h text:style-name="Heading_20_2" text:outline-level="2">📄 Parágrafo — <text:span text:style-name="Source_20_Text">&lt;p&gt;</text:span></text:h>
      <text:p text:style-name="Text_20_body">Usado para criar um <text:span text:style-name="Strong_20_Emphasis">bloco de texto</text:span>.</text:p>
      <text:p text:style-name="P5"><text:span text:style-name="Source_20_Text">&lt;p&gt;Este é um parágrafo.&lt;/p&gt;</text:span></text:p>
      <text:p text:style-name="P8"><text:span text:style-name="Source_20_Text">&lt;p&gt;Este é outro parágrafo.&lt;/p&gt;</text:span></text:p>
      <text:h text:style-name="Heading_20_3" text:outline-level="3">O que acontece:</text:h>
      <text:list text:style-name="L2">
        <text:list-item>
          <text:p text:style-name="P10">O navegador <text:span text:style-name="Strong_20_Emphasis">pula uma linha antes e depois</text:span> do parágrafo</text:p>
        </text:list-item>
        <text:list-item>
          <text:p text:style-name="P10">É a forma correta de escrever textos</text:p>
        </text:list-item>
      </text:list>
      <text:p text:style-name="Horizontal_20_Line"/>
      <text:h text:style-name="Heading_20_2" text:outline-level="2">↩️ Quebra de linha — <text:span text:style-name="Source_20_Text">&lt;br&gt;</text:span></text:h>
      <text:p text:style-name="Text_20_body">Usado para <text:span text:style-name="Strong_20_Emphasis">pular linha dentro do mesmo texto</text:span>.</text:p>
      <text:p text:style-name="P5"><text:span text:style-name="Source_20_Text">&lt;p&gt;</text:span></text:p>
      <text:p text:style-name="P7"><text:span text:style-name="Source_20_Text"><text:s text:c="2"/>Linha 1&lt;br&gt;</text:span></text:p>
      <text:p text:style-name="P7"><text:span text:style-name="Source_20_Text"><text:s text:c="2"/>Linha 2&lt;br&gt;</text:span></text:p>
      <text:p text:style-name="P7"><text:span text:style-name="Source_20_Text"><text:s text:c="2"/>Linha 3</text:span></text:p>
      <text:p text:style-name="P8"><text:span text:style-name="Source_20_Text">&lt;/p&gt;</text:span></text:p>
      <text:h text:style-name="Heading_20_3" text:outline-level="3">O que acontece:</text:h>
      <text:list text:style-name="L3">
        <text:list-item>
          <text:p text:style-name="P11">Apenas quebra a linha</text:p>
        </text:list-item>
        <text:list-item>
          <text:p text:style-name="P11"><text:span text:style-name="Strong_20_Emphasis">Não cria um novo parágrafo</text:span></text:p>
        </text:list-item>
        <text:list-item>
          <text:p text:style-name="P11">Não tem tag de fechamento</text:p>
        </text:list-item>
      </text:list>
      <text:p text:style-name="Horizontal_20_Line"/>
      <text:h text:style-name="Heading_20_2" text:outline-level="2">⚠️ Diferença principal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<text:span text:style-name="Source_20_Text">&lt;p&gt;</text:span> Parágrafo</text:p>
            </table:table-cell>
            <table:table-cell table:style-name="Table1.A1" office:value-type="string">
              <text:p text:style-name="Table_20_Heading"><text:span text:style-name="Source_20_Text">&lt;br&gt;</text:span> Quebra de linha</text:p>
            </table:table-cell>
          </table:table-row>
        </table:table-header-rows>
        <table:table-row>
          <table:table-cell table:style-name="Table1.A1" office:value-type="string">
            <text:p text:style-name="Table_20_Contents">Cria bloco novo</text:p>
          </table:table-cell>
          <table:table-cell table:style-name="Table1.A1" office:value-type="string">
            <text:p text:style-name="Table_20_Contents">Só quebra a linha</text:p>
          </table:table-cell>
        </table:table-row>
        <table:table-row>
          <table:table-cell table:style-name="Table1.A1" office:value-type="string">
            <text:p text:style-name="Table_20_Contents">Tem espaço em volta</text:p>
          </table:table-cell>
          <table:table-cell table:style-name="Table1.A1" office:value-type="string">
            <text:p text:style-name="Table_20_Contents">Não adiciona espaço</text:p>
          </table:table-cell>
        </table:table-row>
        <table:table-row>
          <table:table-cell table:style-name="Table1.A1" office:value-type="string">
            <text:p text:style-name="Table_20_Contents">Usado para textos</text:p>
          </table:table-cell>
          <table:table-cell table:style-name="Table1.A1" office:value-type="string">
            <text:p text:style-name="Table_20_Contents">Usado para pequenas quebras</text:p>
          </table:table-cell>
        </table:table-row>
      </table:table>
      <text:p text:style-name="Horizontal_20_Line"/>
      <text:h text:style-name="Heading_20_2" text:outline-level="2">✅ Quando usar cada um</text:h>
      <text:list text:style-name="L4">
        <text:list-item>
          <text:p text:style-name="P12">Use <text:span text:style-name="Strong_20_Emphasis"><text:span text:style-name="Source_20_Text">&lt;p&gt;</text:span></text:span> para textos e parágrafos</text:p>
        </text:list-item>
        <text:list-item>
          <text:p text:style-name="P12">Use <text:span text:style-name="Strong_20_Emphasis"><text:span text:style-name="Source_20_Text">&lt;br&gt;</text:span></text:span> para endereço, poema, letra de música ou lista simples</text:p>
        </text:list-item>
      </text:list>
      <text:p text:style-name="Text_20_body"><text:soft-page-break/>Exemplo:</text:p>
      <text:p text:style-name="P5"><text:span text:style-name="Source_20_Text">&lt;p&gt;</text:span></text:p>
      <text:p text:style-name="P7"><text:span text:style-name="Source_20_Text"><text:s text:c="2"/>Rua A, 123&lt;br&gt;</text:span></text:p>
      <text:p text:style-name="P7"><text:span text:style-name="Source_20_Text"><text:s text:c="2"/>Centro&lt;br&gt;</text:span></text:p>
      <text:p text:style-name="P7"><text:span text:style-name="Source_20_Text"><text:s text:c="2"/>São Paulo</text:span></text:p>
      <text:p text:style-name="P8"><text:span text:style-name="Source_20_Text">&lt;/p&gt;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7T21:10:44.032076356</meta:creation-date>
    <dc:date>2025-12-27T21:11:33.276590246</dc:date>
    <meta:editing-duration>PT49S</meta:editing-duration>
    <meta:editing-cycles>1</meta:editing-cycles>
    <meta:document-statistic meta:table-count="1" meta:image-count="0" meta:object-count="0" meta:page-count="3" meta:paragraph-count="69" meta:word-count="340" meta:character-count="1941" meta:non-whitespace-character-count="1674"/>
    <meta:generator>1Doc/1.5.0.$MacOSX_X86_64 LibreOffice_project/2f9b6e7260225c6c2c1401d17cb7be8dc4e3347b</meta:generator>
  </office:meta>
</office:document-meta>
</file>